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0000000C894814E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Itálica" style:font-family-generic="modern" style:font-pitch="fixed"/>
    <style:font-face style:name="IBM Plex Mono1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ans Pro Semibold" svg:font-family="'Source Sans Pro Semibold'" style:font-adornments="Cursiva" style:font-family-generic="swiss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P1" style:family="paragraph" style:parent-style-name="Footer">
      <style:text-properties officeooo:rsid="000b2ba5" officeooo:paragraph-rsid="002ec0d7"/>
    </style:style>
    <style:style style:name="P2" style:family="paragraph" style:parent-style-name="Footer">
      <style:text-properties officeooo:rsid="000b2ba5" officeooo:paragraph-rsid="006ae128"/>
    </style:style>
    <style:style style:name="P3" style:family="paragraph" style:parent-style-name="Footer">
      <style:text-properties officeooo:rsid="002ec0d7" officeooo:paragraph-rsid="006ae128"/>
    </style:style>
    <style:style style:name="P4" style:family="paragraph" style:parent-style-name="Footer">
      <style:text-properties officeooo:rsid="002ec0d7" officeooo:paragraph-rsid="0113580b"/>
    </style:style>
    <style:style style:name="P5" style:family="paragraph" style:parent-style-name="Footer">
      <style:text-properties officeooo:paragraph-rsid="0037e73e"/>
    </style:style>
    <style:style style:name="P6" style:family="paragraph" style:parent-style-name="Footer">
      <style:text-properties officeooo:paragraph-rsid="00307e24"/>
    </style:style>
    <style:style style:name="P7" style:family="paragraph" style:parent-style-name="Heading_20_1">
      <style:text-properties officeooo:rsid="001c1b71" officeooo:paragraph-rsid="001c1b71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>
      <style:text-properties officeooo:rsid="001c1b71" officeooo:paragraph-rsid="001c1b71"/>
    </style:style>
    <style:style style:name="P11" style:family="paragraph" style:parent-style-name="Text_20_body">
      <style:text-properties officeooo:paragraph-rsid="001c1b71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style:font-name="Fabrikat" fo:font-size="13pt" style:font-size-asian="10.5pt"/>
    </style:style>
    <style:style style:name="T2" style:family="text">
      <style:text-properties style:font-name="Fabrikat" fo:font-size="13pt" officeooo:rsid="00176edb" style:font-size-asian="10.5pt"/>
    </style:style>
    <style:style style:name="T3" style:family="text">
      <style:text-properties style:font-name="Fabrikat" fo:font-size="13pt" officeooo:rsid="000b2ba5" style:font-size-asian="10.5pt"/>
    </style:style>
    <style:style style:name="T4" style:family="text">
      <style:text-properties style:font-name="Fabrikat" fo:font-size="13pt" officeooo:rsid="00277460" style:font-size-asian="10.5pt"/>
    </style:style>
    <style:style style:name="T5" style:family="text">
      <style:text-properties officeooo:rsid="003b54cc"/>
    </style:style>
    <style:style style:name="T6" style:family="text">
      <style:text-properties officeooo:rsid="0012abe4"/>
    </style:style>
    <style:style style:name="T7" style:family="text">
      <style:text-properties officeooo:rsid="0037e73e"/>
    </style:style>
    <style:style style:name="T8" style:family="text">
      <style:text-properties officeooo:rsid="006ae128"/>
    </style:style>
    <style:style style:name="T9" style:family="text">
      <style:text-properties officeooo:rsid="0169287a"/>
    </style:style>
    <style:style style:name="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jercicios de rebanado</text:p>
      <text:h text:style-name="P7" text:outline-level="1">String ninja</text:h>
      <text:p text:style-name="Text_20_body">Escribe un programa en Python que tome una cadena ingresada por el usuario y realice las siguientes operaciones utilizando <text:span text:style-name="Strong_20_Emphasis">slicing</text:span>:</text:p>
      <text:list text:style-name="L1">
        <text:list-item>
          <text:p text:style-name="P9">Obtener los primeros 5 caracteres de la cadena. </text:p>
        </text:list-item>
        <text:list-item>
          <text:p text:style-name="P9">Obtener los últimos 4 caracteres de la cadena. </text:p>
        </text:list-item>
        <text:list-item>
          <text:p text:style-name="P9">Obtener todos los caracteres en posiciones pares. </text:p>
        </text:list-item>
        <text:list-item>
          <text:p text:style-name="P9">Obtener la cadena en orden inverso. </text:p>
        </text:list-item>
        <text:list-item>
          <text:p text:style-name="P8">Obtener la subcadena desde la tercera letra hasta la antepenúltima. </text:p>
        </text:list-item>
      </text:list>
      <text:p text:style-name="Text_20_body">Tu programa debe solicitar una cadena al usuario, realizar estas operaciones y mostrar cada resultado con un mensaje descriptivo.</text:p>
      <text:p text:style-name="P10">Verificar que la cadena ingresada tenga un largo suficiente para completar las operaciones indicadas.</text:p>
      <text:p text:style-name="Source_20_Code_20_Header">Entrada del usuario:</text:p>
      <text:p text:style-name="Source_20_Code">texto = "programación en Python"</text:p>
      <text:p text:style-name="Source_20_Code_20_Header">Salida esperada:</text:p>
      <text:p text:style-name="Source_20_Code">Primeros 5 caracteres: progr <text:s/></text:p>
      <text:p text:style-name="Source_20_Code">Últimos 4 caracteres: thon <text:s/></text:p>
      <text:p text:style-name="Source_20_Code">Caracteres en posiciones pares: pormcin nPto <text:s/></text:p>
      <text:p text:style-name="Source_20_Code">Cadena invertida: nohtyP ne nóicamargorp <text:s/></text:p>
      <text:p text:style-name="Source_20_Code">Subcadena desde la tercera hasta la antepenúltima: ogramación en Py</text:p>
      <text:h text:style-name="P7" text:outline-level="1">Reconstruyendo I</text:h>
      <text:p text:style-name="P11">Se tiene una serie de fragmentos obtenidos mediante <text:span text:style-name="Strong_20_Emphasis">slicing</text:span> de una cadena original desconocida. Tu tarea es deducir cuál es la cadena completa a partir de los fragmentos dados y las pistas sobre su estructura.</text:p>
      <text:p text:style-name="Text_20_body"><text:soft-page-break/>Dada la siguiente información sobre una cadena original <text:span text:style-name="Source_20_Text">texto</text:span>, reconstruye la cadena completa:</text:p>
      <text:list text:style-name="L2">
        <text:list-item>
          <text:p text:style-name="P13">Los primeros 4 caracteres son: <text:span text:style-name="Strong_20_Emphasis">"Prog"</text:span></text:p>
        </text:list-item>
        <text:list-item>
          <text:p text:style-name="P13">Los últimos 5 caracteres son: <text:span text:style-name="Strong_20_Emphasis">"ython"</text:span></text:p>
        </text:list-item>
        <text:list-item>
          <text:p text:style-name="P13">Los caracteres en posiciones impares son: <text:span text:style-name="Strong_20_Emphasis">"rgaacó nPto"</text:span></text:p>
        </text:list-item>
        <text:list-item>
          <text:p text:style-name="P13">La cadena invertida es: <text:span text:style-name="Strong_20_Emphasis">"nohtyP ne nóicamargorP"</text:span></text:p>
        </text:list-item>
        <text:list-item>
          <text:p text:style-name="P12">La subcadena entre la posición 3 y la antepenúltima es: <text:span text:style-name="Strong_20_Emphasis">"gramación en Py"</text:span></text:p>
        </text:list-item>
      </text:list>
      <text:p text:style-name="Text_20_body"><text:span text:style-name="Strong_20_Emphasis">Preguntas:</text:span></text:p>
      <text:list text:style-name="L3">
        <text:list-item>
          <text:p text:style-name="P15">¿Cuál es la cadena original?</text:p>
        </text:list-item>
        <text:list-item>
          <text:p text:style-name="P14">Explica cómo llegaste a esa conclusión analizando cada pista.</text:p>
        </text:list-item>
      </text:list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Itálica" style:font-family-generic="modern" style:font-pitch="fixed"/>
    <style:font-face style:name="IBM Plex Mono1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ans Pro Semibold" svg:font-family="'Source Sans Pro Semibold'" style:font-adornments="Cursiva" style:font-family-generic="swiss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1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Numbering_20_123" style:master-page-name="">
      <loext:graphic-properties draw:fill="none" draw:fill-color="#729fcf"/>
      <style:paragraph-properties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IBM Plex Mono1" fo:font-family="'IBM Plex Mono'" style:font-style-name="Normal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true" fo:line-height="100%" fo:orphans="4" fo:widows="4" style:page-number="auto" fo:background-color="transparent" fo:padding="0.3cm" fo:border="0.06pt solid #000000" style:shadow="none" text:number-lines="false" text:line-number="1"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49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Signature" style:family="paragraph" style:parent-style-name="Standard" style:class="text">
      <style:paragraph-properties text:number-lines="false" text:line-number="0"/>
    </style:style>
    <style:style style:name="Figure" style:family="paragraph" style:parent-style-name="Caption" style:class="extra"/>
    <style:style style:name="Diagrama" style:family="paragraph" style:parent-style-name="Caption"/>
    <style:style style:name="Centrado" style:family="paragraph" style:parent-style-name="Table_20_Contents">
      <style:paragraph-properties fo:text-align="center" style:justify-single-word="false" style:writing-mode="page"/>
    </style:style>
    <style:style style:name="Explicado" style:family="paragraph" style:parent-style-name="Numerada" style:list-style-name="Esquema_20_Explicacion">
      <style:paragraph-properties>
        <style:tab-stops>
          <style:tab-stop style:position="9.999cm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Viñeta_20_punto" style:display-name="Viñeta punto" style:family="paragraph" style:parent-style-name="List_20_Contents">
      <style:paragraph-properties fo:margin-left="0.4cm" fo:margin-right="0cm" fo:text-indent="0.499cm" style:auto-text-indent="false"/>
    </style:style>
    <style:style style:name="Romanos" style:family="paragraph" style:parent-style-name="List_20_Contents"/>
    <style:style style:name="glosario" style:family="paragraph" style:parent-style-name="List_20_Contents">
      <style:paragraph-properties>
        <style:tab-stops>
          <style:tab-stop style:position="4.001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Amplificada" style:family="paragraph" style:parent-style-name="Aclaración" style:master-page-name="">
      <style:paragraph-properties style:page-number="auto" style:shadow="#000000 0.199cm 0.199cm">
        <style:drop-cap style:lines="3" style:distance="0.499cm"/>
      </style:paragraph-properties>
    </style:style>
    <style:style style:name="Meme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IBM Plex Mono" fo:font-family="'IBM Plex Mono'" style:font-style-name="Itálica" style:font-family-generic="modern" style:font-pitch="fixed" fo:font-style="italic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ódigo_20_Inline" style:display-name="Código Inline" style:family="text" style:parent-style-name="Example">
      <style:text-properties fo:font-size="10pt" loext:padding="0.049cm" loext:border="0.06pt solid #000000"/>
    </style:style>
    <style:style style:name="Variable" style:family="text">
      <style:text-properties style:font-name="Source Sans Pro Semibold" fo:font-family="'Source Sans Pro Semibold'" style:font-style-name="Cursiva" style:font-family-generic="swiss" style:font-pitch="variable" fo:font-style="italic" fo:font-weight="600" style:font-size-asian="10.5pt" style:font-style-asian="italic" style:font-style-complex="italic" loext:shadow="none"/>
    </style:style>
    <style:style style:name="Salida" style:family="text" style:parent-style-name="Código_20_Inline">
      <style:text-properties fo:background-color="#d0ffd0"/>
    </style:style>
    <style:style style:name="Asignación" style:family="text" style:parent-style-name="Código_20_Inline">
      <style:text-properties fo:background-color="#ffffd0"/>
    </style:style>
    <style:style style:name="Lazo" style:family="text" style:parent-style-name="Código_20_Inline">
      <style:text-properties fo:background-color="#ffe2a5"/>
    </style:style>
    <style:style style:name="Inicio-fin" style:family="text" style:parent-style-name="Código_20_Inline">
      <style:text-properties fo:background-color="#f1d3ff"/>
    </style:style>
    <style:style style:name="Citation" style:family="text">
      <style:text-properties fo:font-style="italic" style:font-style-asian="italic" style:font-style-complex="italic"/>
    </style:style>
    <style:style style:name="Error" style:family="text" style:parent-style-name="Código_20_Inline">
      <style:text-properties fo:background-color="#f7d1d5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Fondo_20_Gris" style:display-name="Fondo Gris" style:family="text">
      <style:text-properties fo:background-color="#cccccc" loext:padding="0.101cm" loext:border="0.06pt solid #b2b2b2" loext:shadow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erde" style:family="text">
      <style:text-properties fo:background-color="#81d41a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fo:background-color="transparent" draw:fill="none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Bloque" style:family="graphic" style:parent-style-name="Graphics">
      <style:graphic-properties text:anchor-type="paragraph" svg:x="7.001cm" fo:margin-top="0.6cm" fo:margin-bottom="0.6cm" style:horizontal-pos="from-left" style:horizontal-rel="page"/>
    </style:style>
    <style:style style:name="Ejemplo" style:family="graphic" style:parent-style-name="Graphics">
      <style:graphic-properties text:anchor-type="paragraph" svg:x="0cm" fo:margin-left="0.7cm" fo:margin-right="0.499cm" style:wrap="left" style:number-wrapped-paragraphs="no-limit" style:wrap-contour="false" style:horizontal-pos="right" style:horizontal-rel="paragraph" fo:background-color="transparent" draw:fill="none" draw:fill-color="#729fcf"/>
    </style:style>
    <style:style style:name="Inline" style:family="graphic" style:parent-style-name="Graphics">
      <style:graphic-properties svg:x="0cm" svg:y="0cm" fo:margin-top="0cm" fo:margin-bottom="0cm" style:wrap="right" style:number-wrapped-paragraphs="no-limit" style:wrap-contour="false" style:vertical-pos="middle" style:vertical-rel="paragraph" style:horizontal-pos="left" style:horizontal-rel="paragraph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73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space" fo:text-indent="-1.431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2.131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space" fo:text-indent="-2.831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space" fo:text-indent="-3.531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space" fo:text-indent="-4.23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space" fo:text-indent="-4.93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space" fo:text-indent="-5.63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space" fo:text-indent="-6.331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space" fo:text-indent="-7.031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7cm" fo:margin-left="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space" fo:text-indent="-0.7cm" fo:margin-left="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space" fo:text-indent="-1.199cm" fo:margin-left="1.49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space" fo:text-indent="-1.7cm" fo:margin-left="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space" fo:text-indent="-2.2cm" fo:margin-left="2.499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space" fo:text-indent="-2.701cm" fo:margin-left="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space" fo:text-indent="-3.2cm" fo:margin-left="3.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space" fo:text-indent="-3.701cm" fo:margin-left="4.0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space" fo:text-indent="-4.2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space" fo:text-indent="-4.701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Trabajo_20_Practico" style:display-name="Trabajo Practico">
      <text:list-level-style-number text:level="1" text:style-name="Numbering_20_Symbols" loext:num-list-format=" %1%" style:num-prefix=" " style:num-format="1" text:start-value="35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quema_20_Explicacion" style:display-name="Esquema Explicacion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2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8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year number:style="long"/>
    </number:date-style>
    <number:date-style style:name="N115">
      <number:month number:style="long"/>
      <number:text>-</number:text>
      <number:year number:style="long"/>
    </number:date-style>
    <number:date-style style:name="N10114" number:language="es" number:country="AR" number:title="Definido por el usuario">
      <number:year number:style="long"/>
    </number:date-style>
    <number:date-style style:name="N10115" number:language="es" number:country="AR">
      <number:month number:style="long"/>
      <number:text>-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officeooo:rsid="002ec0d7" officeooo:paragraph-rsid="0113580b"/>
    </style:style>
    <style:style style:name="MP3" style:family="paragraph" style:parent-style-name="Footer">
      <style:text-properties officeooo:paragraph-rsid="0037e73e"/>
    </style:style>
    <style:style style:name="MP4" style:family="paragraph" style:parent-style-name="Footer">
      <style:text-properties officeooo:rsid="000b2ba5" officeooo:paragraph-rsid="006ae128"/>
    </style:style>
    <style:style style:name="MP5" style:family="paragraph" style:parent-style-name="Footer">
      <style:text-properties officeooo:rsid="002ec0d7" officeooo:paragraph-rsid="006ae128"/>
    </style:style>
    <style:style style:name="MP6" style:family="paragraph" style:parent-style-name="Footer">
      <style:text-properties officeooo:paragraph-rsid="00307e24"/>
    </style:style>
    <style:style style:name="MT1" style:family="text">
      <style:text-properties style:font-name="Fabrikat" fo:font-size="13pt" officeooo:rsid="00277460" style:font-size-asian="10.5pt"/>
    </style:style>
    <style:style style:name="MT2" style:family="text">
      <style:text-properties style:font-name="Fabrikat" fo:font-size="13pt" officeooo:rsid="000b2ba5" style:font-size-asian="10.5pt"/>
    </style:style>
    <style:style style:name="MT3" style:family="text">
      <style:text-properties style:font-name="Fabrikat" fo:font-size="13pt" officeooo:rsid="00176edb" style:font-size-asian="10.5pt"/>
    </style:style>
    <style:style style:name="MT4" style:family="text">
      <style:text-properties officeooo:rsid="0169287a"/>
    </style:style>
    <style:style style:name="MT5" style:family="text">
      <style:text-properties officeooo:rsid="0012abe4"/>
    </style:style>
    <style:style style:name="MT6" style:family="text">
      <style:text-properties officeooo:rsid="0037e73e"/>
    </style:style>
    <style:style style:name="MT7" style:family="text">
      <style:text-properties officeooo:rsid="006ae128"/>
    </style:style>
    <style:style style:name="MT8" style:family="text">
      <style:text-properties style:font-name="Fabrikat" fo:font-size="13pt" style:font-size-asian="10.5pt"/>
    </style:style>
    <style:style style:name="MT9" style:family="text">
      <style:text-properties officeooo:rsid="003b54cc"/>
    </style:style>
    <style:style style:name="M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LogoUNRN" text:anchor-type="paragraph" svg:x="0cm" svg:y="0cm" svg:width="6.551cm" svg:height="1.044cm" draw:z-index="0"><draw:image xlink:href="Pictures/1000000100000500000000C894814E14.png" xlink:type="simple" xlink:show="embed" xlink:actuate="onLoad" draw:mime-type="image/png"/></draw:frame><text:tab/><text:tab/><text:span text:style-name="MT1">Ingeniería en Computación</text:span></text:p>
        <text:p text:style-name="MP2"><text:span text:style-name="MT2"><text:tab/><text:tab/></text:span><text:span text:style-name="MT3">Curso de Ingreso </text:span><text:span text:style-name="MT2"><text:date style:data-style-name="N114" text:date-value="2025-02-19T16:02:24.757415307">2025</text:date></text:span></text:p>
      </style:header>
      <style:footer>
        <text:p text:style-name="MP3"><text:span text:style-name="MT4">r</text:span><text:editing-cycles>1</text:editing-cycles>/<text:span text:style-name="MT5"><text:date style:data-style-name="N10114" text:date-value="2025-02-19T16:02:24.757919479">2025</text:date></text:span><text:span text:style-name="MT6">(</text:span><text:span text:style-name="MT6"><text:author-initials text:fixed="false">MV</text:author-initials></text:span><text:span text:style-name="MT6">)</text:span><text:tab/><text:tab/>Página <text:page-number text:select-page="current">1</text:page-number><text:s/>de <text:expression text:formula="ooow:page" office:value-type="float" office:value="2" style:data-style-name="N0">2</text:expression></text:p>
      </style:footer>
    </style:master-page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Index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dnote" style:page-layout-name="Mpm7" draw:style-name="Mdp1">
      <style:header>
        <text:p text:style-name="MP4"><draw:frame draw:style-name="Mfr1" draw:name="LogoUNRN2" text:anchor-type="paragraph" svg:x="0cm" svg:y="0cm" svg:width="6.551cm" svg:height="1.044cm" draw:z-index="0"><draw:image xlink:href="Pictures/1000000100000500000000C894814E14.png" xlink:type="simple" xlink:show="embed" xlink:actuate="onLoad" draw:mime-type="image/png"/></draw:frame><text:tab/><text:tab/><text:span text:style-name="MT7">Módulo 5</text:span></text:p>
        <text:p text:style-name="MP5"><text:span text:style-name="MT8"><text:tab/><text:tab/></text:span><text:span text:style-name="MT3">Curso de Ingreso </text:span><text:span text:style-name="MT2"><text:date style:data-style-name="N114" text:date-value="2025-02-19T16:02:24.759239628">2025</text:date></text:span></text:p>
      </style:header>
      <style:footer>
        <text:p text:style-name="MP6"><text:span text:style-name="MT9">r</text:span><text:editing-cycles>1</text:editing-cycles>/<text:span text:style-name="MT5"><text:date style:data-style-name="N10114" text:date-value="2025-02-19T16:02:24.759619957">2025</text:date></text:span><text:span text:style-name="MT6">(</text:span><text:span text:style-name="MT6"><text:author-initials text:fixed="false">MV</text:author-initials></text:span><text:span text:style-name="MT6">)</text:span><text:tab/><text:tab/>Página <text:page-number text:select-page="current">0</text:page-number><text:s/>de <text:expression text:formula="ooow:page" office:value-type="float" office:value="0" style:data-style-name="N0">121</text:expression></text:p>
      </style:footer>
    </style:master-page>
    <style:master-page style:name="Envelope" style:page-layout-name="Mpm8" draw:style-name="Mdp1"/>
    <style:master-page style:name="Footnot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ín René Vilugrón</meta:initial-creator>
    <meta:creation-date>2025-02-19T15:58:07.051622182</meta:creation-date>
    <dc:date>2025-02-19T16:02:24.658116371</dc:date>
    <dc:creator>Martín René Vilugrón</dc:creator>
    <meta:editing-duration>PT4M18S</meta:editing-duration>
    <meta:editing-cycles>1</meta:editing-cycles>
    <meta:document-statistic meta:table-count="0" meta:image-count="2" meta:object-count="0" meta:page-count="2" meta:paragraph-count="35" meta:word-count="276" meta:character-count="1752" meta:non-whitespace-character-count="1500"/>
    <meta:generator>LibreOffice/7.6.7.2$Linux_X86_64 LibreOffice_project/60$Build-2</meta:generator>
  </office:meta>
</office:document-meta>
</file>